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  <style:style style:name="T2" style:parent-style-name="Bekezdésalapbetűtípusa" style:family="text">
      <style:text-properties fo:background-color="#00FFFF"/>
    </style:style>
    <style:style style:name="T3" style:parent-style-name="Bekezdésalapbetűtípusa" style:family="text">
      <style:text-properties fo:background-color="#00FFFF"/>
    </style:style>
  </office:automatic-styles>
  <office:body>
    <office:text text:use-soft-page-breaks="true">
      <text:p text:style-name="P1"><text:span text:style-name="T2">HTML</text:span></text:p>
      <text:p text:style-name="Normál">&lt;!DOCTYPE html&gt;</text:p>
      <text:p text:style-name="Normál">&lt;html lang="hu"&gt;</text:p>
      <text:p text:style-name="Normál"/>
      <text:p text:style-name="Normál">&lt;head&gt;</text:p>
      <text:p text:style-name="Normál">&lt;meta charset="utf-8" /&gt;</text:p>
      <text:p text:style-name="Normál">&lt;title&gt;&lt;/title&gt;</text:p>
      <text:p text:style-name="Normál">&lt;meta name="viewport" content="Geany 1.36" /&gt;</text:p>
      <text:p text:style-name="Normál">&lt;link rel="stylesheet" href="https://cdn.jsdelivr.net/npm/bootstrap@4.6.0/dist/css/bootstrap.min.css" integrity="sha384-B0vP5xmATw1+K9KRQjQERJvTumQW0nPEzvF6L/Z6nronJ3oUOFUFpCjEUQouq2+l" crossorigin="anonymous"&gt;</text:p>
      <text:p text:style-name="Normál">&lt;link rel="stylesheet" href="style.css"&gt;</text:p>
      <text:p text:style-name="Normál"/>
      <text:p text:style-name="Normál">&lt;/head&gt;</text:p>
      <text:p text:style-name="Normál"/>
      <text:p text:style-name="Normál">&lt;body&gt;</text:p>
      <text:p text:style-name="Normál"/>
      <text:p text:style-name="Normál">&lt;div class="container content"&gt;</text:p>
      <text:p text:style-name="Normál"><text:tab/>&lt;div class="row"&gt;<text:tab/><text:tab/></text:p>
      <text:p text:style-name="Normál"><text:tab/><text:tab/>&lt;div class="col"&gt;</text:p>
      <text:p text:style-name="Normál"><text:tab/><text:tab/><text:tab/>&lt;h1&gt;Konstantin&lt;/h1&gt;</text:p>
      <text:p text:style-name="Normál"><text:tab/><text:tab/><text:tab/></text:p>
      <text:p text:style-name="Normál"><text:tab/><text:tab/><text:tab/>&lt;p&gt;</text:p>
      <text:p text:style-name="Normál"><text:tab/><text:tab/><text:tab/>II. Konstantin havasalföldi fejedelem</text:p>
      <text:p text:style-name="Normál"><text:tab/><text:tab/><text:tab/>&lt;/p&gt;</text:p>
      <text:p text:style-name="Normál"><text:tab/><text:tab/>&lt;/div&gt;</text:p>
      <text:p text:style-name="Normál"><text:tab/>&lt;/div&gt;</text:p>
      <text:p text:style-name="Normál"><text:tab/><text:tab/><text:tab/></text:p>
      <text:p text:style-name="Normál"><text:tab/><text:tab/>&lt;div class="row "&gt;<text:tab/><text:tab/></text:p>
      <text:p text:style-name="Normál"><text:tab/><text:tab/><text:tab/>&lt;div class="col"&gt;</text:p>
      <text:p text:style-name="Normál">&lt;p&gt;<text:tab/><text:tab/><text:tab/><text:tab/></text:p>
      <text:p text:style-name="Normál">II. (Szent) Konstantin (románul: Constantin Brâncoveanu; Brâncoveni, 1654. augusztus 15. – Isztambul, 1714. augusztus 15.) Havasalföld fejedelme volt 1688 és 1714 között.</text:p>
      <text:p text:style-name="Normál">&lt;/p&gt;</text:p>
      <text:p text:style-name="Normál"/>
      <text:soft-page-break/>
      <text:p text:style-name="Normál">&lt;h2&gt;Élete&lt;/h2&gt;</text:p>
      <text:p text:style-name="Normál">&lt;img src="constantin_01.jpg" alt="Konstantin"<text:s/></text:p>
      <text:p text:style-name="Normál">class="kep1"&gt;</text:p>
      <text:p text:style-name="Normál"/>
      <text:p text:style-name="Normál">&lt;p&gt;</text:p>
      <text:p text:style-name="Normál">A Craiovești-bojárok családjából származott, rokona volt Matei Basarabnak. Nagybátyja, Constantin Cantacuzino házában nevelkedett és hamarosan belekeveredett a Constantin és Șerban Cantacuzino közötti konfliktusba. Miután ez utóbbi gyanús körülmények között elhunyt, Brâncoveanu került a trónra. Eleinte Constantin Cantacuzino támogatta, de később szembekerültek egymással és Cantacuzino száműzetésbe kényszerült.</text:p>
      <text:p text:style-name="Normál">&lt;/p&gt;</text:p>
      <text:p text:style-name="Normál">&lt;p&gt;</text:p>
      <text:p text:style-name="Normál">Maria nevű felesége Antal Vodă lánya volt. Négy fiuk (Constantin, Ștefan, Radu és Matei) és hét lányuk (Stanca, Maria, Safta, Ancuța, Elenca, Bălașa és Smaranda) született. Maria úrnő gazdálkodott a hatalmas Brâncoveanu-vagyonnal, számon tartva minden birtokot, házat és a Nyugat-Európa bankjaiban elhelyezett pénzösszegeket.</text:p>
      <text:p text:style-name="Normál">&lt;/p&gt;</text:p>
      <text:p text:style-name="Normál"/>
      <text:p text:style-name="Normál">&lt;hr class="vonalas"&gt;</text:p>
      <text:p text:style-name="Normál">&lt;p class="vonalkoz"&gt;Konstantin&lt;/p&gt;</text:p>
      <text:p text:style-name="Normál">&lt;hr class="vonalas"&gt;</text:p>
      <text:p text:style-name="Normál"/>
      <text:p text:style-name="Normál">&lt;h2&gt;Külpolitikája&lt;/h2&gt;</text:p>
      <text:p text:style-name="Normál">&lt;img src="constantin_02.jpg" alt="Konstantin"</text:p>
      <text:p text:style-name="Normál">class="kep2"&gt;</text:p>
      <text:p text:style-name="Normál">&lt;p&gt;</text:p>
      <text:p text:style-name="Normál">1709-ig sikeresen egyensúlyozott az Oszmán Birodalom és a Német-római Birodalom között. Ez utóbbival több titkos egyezményt kötött, melynek fejében német nemesi címet és német birtokokat kapott. Ám 1709-ben a kedvezőtlen európai helyzet és a Brâncoveanu által elkövetett politikai hibák a család bukásához vezettek. Ebben az évben történt, hogy I. (Nagy) Péter orosz cár Poltavánál legyőzte XII. Károly svéd királyt és az orosz hadsereg behatolt Moldva területére, hogy ott ütközzön meg a török szultánnal. Brâncoveanu szövetkezni akart az oroszokkal, ezért levelet írt Nagy Péter cárnak, amelyben segítséget kínált a hadsereg ellátásához. Cserébe a cár 300 zacskó aranyat küldött. A török porta a biztonság érdekében Dimitrie Cantemirt tette meg moldvai fejedelemnek, aki közismerten a Brâncoveanu-család ellensége volt. Cantemir azt a megbízást kapta, hogy Brâncoveanu minden mozgását jelentse a szultánnak, ő azonban ehelyett a szövetségre lépett a cárral. Az óvatos Brâncoveanu kétkulacsos játékba kezdett: összevonta a seregeit a moldvai határ mellett. Ha az oroszok behatoltak volna Havasalföldre, akkor velük lépett volna szövetségre, ha azonban a törökök gyorsabbak lettek volna az oroszoknál, akkor Brâncoveanu a törökök pártján szándékozott maradni. Ezek a tervek azonban meghiúsultak, mivel a fejedelem unokatestvére, Toma Cantacuzino, több bojárral együtt a cári táborba szökött. Brâncoveanu ijedtében visszaküldte a cárnak a 300 zacskó aranyat, az ellátmányt pedig a törököknek adta, akik így le tudták győzni a cárt.</text:p>
      <text:p text:style-name="Normál">&lt;/p&gt;</text:p>
      <text:p text:style-name="Normál"/>
      <text:p text:style-name="Normál">&lt;h2 class="uralkod"&gt;Uralkodásának vége&lt;/h2&gt;</text:p>
      <text:soft-page-break/>
      <text:p text:style-name="Normál">&lt;img src="constantin_03.jpg" alt="Konstantin"</text:p>
      <text:p text:style-name="Normál">class="kep3"&gt;</text:p>
      <text:p text:style-name="Normál"/>
      <text:p text:style-name="Normál">&lt;p&gt;</text:p>
      <text:p text:style-name="Normál">1711-ben a szultán bosszúállásra készült és tervét csak három év múlva kezdte életbe léptetni, amikor Brâncoveanu nem is gyanította, hogy ellensége lenne. 1714-ben III. Ahmed szultán megfosztotta trónjától és Isztambulba vitette, ahol a Héttorony foglya lett. A törökök megkínozták, hogy árulja el roppant vagyonának a hollétét, majd 1714 augusztusában négy fiával egyszerre kivégezték. A Román Ortodox Egyház összekapcsolta a kivégzését a keresztény hitével és 1992-ben szentté és vértanúvá nyilvánította fiaival együtt; az ünnepük augusztus 16-án van.</text:p>
      <text:p text:style-name="Normál">&lt;/p&gt;</text:p>
      <text:p text:style-name="Normál">&lt;h2&gt;A kultúra támogatója&lt;/h2&gt;</text:p>
      <text:p text:style-name="Normál"/>
      <text:p text:style-name="Normál">&lt;p&gt;</text:p>
      <text:p text:style-name="Normál">Híres mecénás volt. Nyomdát alapított Bukarestben, ahol Antim Ivireanul vezetésével sok román, görög, szláv, arab, török és örmény szöveget nyomtattak. Ő alapította a bukaresti akadémiát is a Szent Száva-kolostor épületében, ahol a tanítás ógörög nyelven folyt. Uralkodása alatt egy új stílus alakult ki Havasalföldön a velencei reneszánsz és a bizánci építészet szintéziseként, amelyet Brâncoveanu-stílus-nak neveznek. A stílus legszebb példái az 1702-ben épült bukaresti Mogoșoaia-palota illetve a Brâncoveanu által alapított Horezu-kolostor.</text:p>
      <text:p text:style-name="Normál">&lt;/p&gt;</text:p>
      <text:p text:style-name="Normál"/>
      <text:p text:style-name="Normál"><text:tab/>&lt;/div&gt;</text:p>
      <text:p text:style-name="Normál"><text:tab/></text:p>
      <text:p text:style-name="Normál"/>
      <text:p text:style-name="Normál"/>
      <text:p text:style-name="Normál"/>
      <text:p text:style-name="Normál"/>
      <text:p text:style-name="Normál"/>
      <text:p text:style-name="Normál"><text:span text:style-name="T3">CSS</text:span></text:p>
      <text:p text:style-name="Normál">h1 {</text:p>
      <text:p text:style-name="Normál"><text:tab/>text-align: center;</text:p>
      <text:p text:style-name="Normál">}</text:p>
      <text:p text:style-name="Normál">body{</text:p>
      <text:p text:style-name="Normál"><text:tab/>background-image: url(hatter02.png);</text:p>
      <text:p text:style-name="Normál"><text:tab/>color: #333;</text:p>
      <text:p text:style-name="Normál">}</text:p>
      <text:p text:style-name="Normál">.content {</text:p>
      <text:p text:style-name="Normál"><text:tab/>background-color: #e5e5e5;</text:p>
      <text:soft-page-break/>
      <text:p text:style-name="Normál"><text:tab/>max-width: 600px;</text:p>
      <text:p text:style-name="Normál"><text:tab/>margin-top: 15px;</text:p>
      <text:p text:style-name="Normál"><text:tab/>margin-bottom: 15px;</text:p>
      <text:p text:style-name="Normál">}</text:p>
      <text:p text:style-name="Normál"><text:tab/></text:p>
      <text:p text:style-name="Normál"><text:tab/></text:p>
      <text:p text:style-name="Normál">.kep1, .kep3 {</text:p>
      <text:p text:style-name="Normál"><text:tab/>float: right;</text:p>
      <text:p text:style-name="Normál"><text:tab/>margin-left: 8px;</text:p>
      <text:p text:style-name="Normál">}<text:tab/></text:p>
      <text:p text:style-name="Normál">.kep2<text:tab/>{</text:p>
      <text:p text:style-name="Normál"><text:tab/>float: left;</text:p>
      <text:p text:style-name="Normál"><text:tab/>margin-right: 8px;</text:p>
      <text:p text:style-name="Normál">}<text:tab/></text:p>
      <text:p text:style-name="Normál">img {<text:tab/></text:p>
      <text:p text:style-name="Normál"><text:tab/><text:s/>with: 200px;</text:p>
      <text:p text:style-name="Normál">}</text:p>
      <text:p text:style-name="Normál"><text:tab/></text:p>
      <text:p text:style-name="Normál">img <text:s/>{<text:tab/></text:p>
      <text:p text:style-name="Normál"><text:s text:c="7"/>text-align: justify;</text:p>
      <text:p text:style-name="Normál">}</text:p>
      <text:p text:style-name="Normál"><text:s text:c="7"/></text:p>
      <text:p text:style-name="Normál">.vonalkoz {</text:p>
      <text:p text:style-name="Normál"><text:tab/><text:tab/><text:tab/>text-transform: uppercase;</text:p>
      <text:p text:style-name="Normál"><text:tab/><text:tab/><text:tab/>letter-spacing: 8px;</text:p>
      <text:p text:style-name="Normál">}</text:p>
      <text:p text:style-name="Normál"/>
      <text:p text:style-name="Normál">.uralkod {<text:tab/></text:p>
      <text:p text:style-name="Normál"><text:tab/>display: inline-block;</text:p>
      <text:p text:style-name="Normá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1-01-23T01:02:00Z</meta:creation-date>
    <dc:date>2021-01-23T01:05:00Z</dc:date>
    <meta:template xlink:href="Normal" xlink:type="simple"/>
    <meta:editing-cycles>1</meta:editing-cycles>
    <meta:editing-duration>PT180S</meta:editing-duration>
    <meta:document-statistic meta:page-count="4" meta:paragraph-count="10" meta:word-count="644" meta:character-count="5079" meta:row-count="37" meta:non-whitespace-character-count="4445"/>
  </office:meta>
</office:document-meta>
</file>